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0e3d3f" officeooo:paragraph-rsid="000e3d3f"/>
    </style:style>
    <style:style style:name="P2" style:family="paragraph" style:parent-style-name="Text_20_body" style:list-style-name="L1">
      <style:text-properties officeooo:rsid="000e3d3f" officeooo:paragraph-rsid="000e3d3f"/>
    </style:style>
    <style:style style:name="P3" style:family="paragraph" style:parent-style-name="Text_20_body">
      <style:text-properties officeooo:rsid="00101ce7" officeooo:paragraph-rsid="00101ce7"/>
    </style:style>
    <style:style style:name="P4" style:family="paragraph" style:parent-style-name="Text_20_body">
      <style:text-properties officeooo:paragraph-rsid="00101ce7"/>
    </style:style>
    <style:style style:name="P5" style:family="paragraph" style:parent-style-name="Text_20_body">
      <style:text-properties officeooo:rsid="00105c96" officeooo:paragraph-rsid="00105c96"/>
    </style:style>
    <style:style style:name="P6" style:family="paragraph" style:parent-style-name="Text_20_body">
      <style:text-properties officeooo:rsid="00108423" officeooo:paragraph-rsid="00108423"/>
    </style:style>
    <style:style style:name="P7" style:family="paragraph" style:parent-style-name="Text_20_body" style:list-style-name="L3">
      <style:text-properties officeooo:paragraph-rsid="00101ce7"/>
    </style:style>
    <style:style style:name="P8" style:family="paragraph" style:parent-style-name="Text_20_body" style:list-style-name="L3">
      <style:text-properties officeooo:paragraph-rsid="00105c96"/>
    </style:style>
    <style:style style:name="P9" style:family="paragraph" style:parent-style-name="Text_20_body">
      <style:text-properties officeooo:rsid="00114d0c" officeooo:paragraph-rsid="00114d0c"/>
    </style:style>
    <style:style style:name="P10" style:family="paragraph" style:parent-style-name="Text_20_body" style:list-style-name="L4">
      <style:text-properties officeooo:rsid="00114d0c" officeooo:paragraph-rsid="00114d0c"/>
    </style:style>
    <style:style style:name="P11" style:family="paragraph" style:parent-style-name="Text_20_body" style:list-style-name="L5">
      <style:text-properties officeooo:rsid="00114d0c" officeooo:paragraph-rsid="00114d0c"/>
    </style:style>
    <style:style style:name="P12" style:family="paragraph" style:parent-style-name="Text_20_body" style:list-style-name="L5">
      <style:text-properties officeooo:rsid="00129cef" officeooo:paragraph-rsid="00129cef"/>
    </style:style>
    <style:style style:name="P13" style:family="paragraph" style:parent-style-name="Text_20_body">
      <style:text-properties officeooo:rsid="00129cef" officeooo:paragraph-rsid="00129cef"/>
    </style:style>
    <style:style style:name="P14" style:family="paragraph" style:parent-style-name="Heading_20_2">
      <style:text-properties officeooo:rsid="00114d0c" officeooo:paragraph-rsid="00114d0c"/>
    </style:style>
    <style:style style:name="P15" style:family="paragraph" style:parent-style-name="Title">
      <style:text-properties officeooo:rsid="000e3d3f" officeooo:paragraph-rsid="000e3d3f"/>
    </style:style>
    <style:style style:name="P16" style:family="paragraph" style:parent-style-name="Heading_20_1">
      <style:text-properties officeooo:rsid="000e3d3f" officeooo:paragraph-rsid="000e3d3f"/>
    </style:style>
    <style:style style:name="P17" style:family="paragraph" style:parent-style-name="Heading_20_1">
      <style:text-properties officeooo:rsid="00108423" officeooo:paragraph-rsid="00108423"/>
    </style:style>
    <style:style style:name="T1" style:family="text">
      <style:text-properties officeooo:rsid="000ee55c"/>
    </style:style>
    <style:style style:name="T2" style:family="text">
      <style:text-properties officeooo:rsid="00101ce7"/>
    </style:style>
    <style:style style:name="T3" style:family="text">
      <style:text-properties officeooo:rsid="00108423"/>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08423"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anagementBudget User Guide</text:p>
      <text:h text:style-name="P16"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 Obviously, like any financial prediction this is imperfect but, in practice, it's probably a reasonable approach.</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varying wildly from year to year. In particular, BC's may need to issue special levies which are frequently unpopular with owners.</text:p>
      <text:p text:style-name="P1">The Sectional Title Schemes Management Act (STMSA) requires that the trustees of a BC prepare:</text:p>
      <text:list xml:id="list1781120151978058979" text:style-name="L1">
        <text:list-item>
          <text:p text:style-name="P2">An administrative budget to cover day-to-day expenses (such as <text:span text:style-name="T1">gardening, </text:span>managing agent fees, electricity and regular repairs and maintenance <text:span text:style-name="T1">such as fixing minor plumbing problems or replacing light bulbs</text:span>) <text:span text:style-name="T1">for the following financial year</text:span></text:p>
        </text:list-item>
        <text:list-item>
          <text:p text:style-name="P2">A management plan and budget that identifies large maintenance work that needs to be undertaken over the next ten years that shows how these large-scale works will be funded.</text:p>
        </text:list-item>
      </text:list>
      <text:p text:style-name="P3">Also, the STSMA requires that a BC maintain a reserve fund and amounts must be contributed to the reserve fund each year. The minimum amount to be contributed into the reserve fund on an annual basis is specified in the STSMA's companion document: The Sectional Title Schemes Management Regulations (STSMR). </text:p>
      <text:p text:style-name="P4"><text:span text:style-name="T2">To ensure that a BC does not prepare a completely naive management budget that budgets merely token amounts to be contributed to the reserve fund, the STSMR has aggressive requirements. <text:s/>The following two slightly messy requirements apply (if, on a first reading, you don't understand them, don't worry)”</text:span></text:p>
      <text:list xml:id="list2357508622319694571" text:style-name="L3">
        <text:list-item>
          <text:p text:style-name="P7"><text:span text:style-name="T2">If the amount in the reserve fund is less than one quarter of the amount spent on administration, a BC is required to put an amount of, at least, 15% of the total administrative budget into the reserve fund in the next financial year.</text:span></text:p>
        </text:list-item>
        <text:list-item>
          <text:p text:style-name="P8"><text:span text:style-name="T2">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span></text:p>
        </text:list-item>
      </text:list>
      <text:p text:style-name="P5"><text:soft-page-break/><text:span text:style-name="T3">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6">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6"/>
      <text:h text:style-name="P17" text:outline-level="1">The <text:span text:style-name="T4">ManagementBudget </text:span><text:span text:style-name="T5">Spreadsheet</text:span></text:h>
      <text:p text:style-name="P9"><text:span text:style-name="T6">T</text:span><text:span text:style-name="T5">he Brittany, Tokai Villas trustees created a spreadsheet to help them:</text:span></text:p>
      <text:list xml:id="list5943417669969007287" text:style-name="L4">
        <text:list-item>
          <text:p text:style-name="P10"><text:span text:style-name="T5">Identify items that need to be maintained over a ten year period (such as major paintworks, replacing electric fencing, replacing the irrigation system)</text:span></text:p>
        </text:list-item>
        <text:list-item>
          <text:p text:style-name="P10"><text:span text:style-name="T5">Determine what the impact of these big-ticket items is on the budget and how to prepare budgets that do not see wild fluctuations in levies from year to year.</text:span></text:p>
        </text:list-item>
      </text:list>
      <text:p text:style-name="P9"><text:span text:style-name="T5">This user guide describes how to use the spread sheet. It's hoped that it will prove helpful.</text:span></text:p>
      <text:h text:style-name="P14" text:outline-level="2">Real world budgeting</text:h>
      <text:p text:style-name="P9">It's important to be realistic; ten years is a long time period. A spreadsheet is not going to be precisely accurate over one year and the inaccuracies get compounded over longer time periods. Some of the problems are:</text:p>
      <text:list xml:id="list6840878851451971789" text:style-name="L5">
        <text:list-item>
          <text:p text:style-name="P11">Inflation can vary and the spread between the interest earned on the reserve fund can be significantly different from year to year over ten years</text:p>
        </text:list-item>
        <text:list-item>
          <text:p text:style-name="P11">Assumptions about when maintenance work is needed can be wrong; a paint job that was expected to last seven years may be looking shoddy after six</text:p>
        </text:list-item>
        <text:list-item>
          <text:p text:style-name="P12">Events that were assumed to have no realistic chance of happening may come to pass</text:p>
        </text:list-item>
      </text:list>
      <text:p text:style-name="P13">The intellectually lazy might then assume that preparing a ten year plan is a waste of time. If that's your point of view, you should stop reading now. Budgeting can highlight potential problems without having to be close to be 100% accurate.</text:p>
      <text:p text:style-name="P9"><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15T15:41:47.053267135</dc:date>
    <meta:editing-duration>PT13M47S</meta:editing-duration>
    <meta:editing-cycles>3</meta:editing-cycles>
    <meta:generator>LibreOffice/5.0.6.2$Linux_X86_64 LibreOffice_project/00$Build-2</meta:generator>
    <meta:document-statistic meta:table-count="0" meta:image-count="0" meta:object-count="0" meta:page-count="2" meta:paragraph-count="24" meta:word-count="849" meta:character-count="4958" meta:non-whitespace-character-count="4139"/>
  </office:meta>
</office:document-meta>
</file>